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cotextmenuembedded2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cotextmenuembedded2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200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9:D1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date" office:date-value="2017-10-23" calcext:value-type="date">
            <text:p>2017-10-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3">0000/00/00</text:date>, <text:time style:data-style-name="N2" text:time-value="22:49:06.22972483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0:05:59.661104409</meta:creation-date>
    <meta:generator>LibreOffice/5.4.1.2$Linux_x86 LibreOffice_project/ea7cb86e6eeb2bf3a5af73a8f7777ac570321527</meta:generator>
    <dc:date>2017-10-23T23:01:18.972990496</dc:date>
    <meta:editing-duration>PT1H29M48S</meta:editing-duration>
    <meta:editing-cycles>11</meta:editing-cycles>
    <meta:document-statistic meta:table-count="1" meta:cell-count="3" meta:object-count="0"/>
  </office:meta>
</office:document-meta>
</file>